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draw:auto-grow-height="true" fo:min-height="13.859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text-properties fo:font-size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istemas de Recomendación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Recuperación de información</text:span></text:p>
            <text:p text:style-name="P2"><text:span text:style-name="T2">Universidad de Granada 2016/17</text:span></text:p>
            <text:p text:style-name="P2"><text:span text:style-name="T2">José Carlos Entrena Jimenez</text:span></text:p>
            <text:p text:style-name="P2"><text:span text:style-name="T2">Daniel López</text:span></text:p>
            <text:p text:style-name="P2"><text:span text:style-name="T2">Lothar Soto P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imeline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¿Qué es un sistema de recomendación?</text:span></text:p>
          </draw:text-box>
        </draw:frame>
        <draw:frame presentation:style-name="pr6" draw:text-style-name="P4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¿Qué es un sistema de recomendación?</text:span></text:p>
          </draw:text-box>
        </draw:frame>
        <draw:frame presentation:style-name="pr6" draw:text-style-name="P4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7" draw:text-style-name="P5" draw:layer="layout" svg:width="25.199cm" svg:height="3.506cm" svg:x="1.4cm" svg:y="0.837cm" presentation:class="title">
          <draw:text-box>
            <text:p text:style-name="P5"><text:span text:style-name="T3">Estructura general de un sistema de Recomendación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Tipos de sistemas de recomendación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Algunos ejemplos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7" draw:text-style-name="P5" draw:layer="layout" svg:width="25.199cm" svg:height="3.506cm" svg:x="1.4cm" svg:y="0.837cm" presentation:class="title">
          <draw:text-box>
            <text:p text:style-name="P5"><text:span text:style-name="T3">¿Qué algoritmos se usan en estos sistemas?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7" draw:text-style-name="P1" draw:layer="layout" svg:width="25.199cm" svg:height="3.506cm" svg:x="1.4cm" svg:y="0.837cm" presentation:class="title">
          <draw:text-box>
            <text:p text:style-name="P1"><text:span text:style-name="T1">Referencias</text:span>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thar soto palma</meta:initial-creator>
    <meta:creation-date>2016-10-01T19:25:33.94</meta:creation-date>
    <meta:editing-duration>PT24M58S</meta:editing-duration>
    <meta:editing-cycles>2</meta:editing-cycles>
    <dc:date>2016-10-01T20:05:32</dc:date>
    <dc:creator>lothar soto palma</dc:creator>
    <meta:document-statistic meta:object-count="57"/>
    <meta:generator>OpenOffice/4.1.1$Win32 OpenOffice.org_project/411m6$Build-9775</meta:generator>
  </office:meta>
</office:document-meta>
</file>